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style-name="Default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10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/>
          <table:covered-table-cell table:number-columns-repeated="5"/>
          <table:table-cell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Fen position 8/PPP4k/8/8/8/8/4Kppp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Fen position 8/2p5/3p4/KP5r/1R3p1k/8/4P1P1/8 w - - 0 1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Fen position 8/3K4/2p5/p2b2r1/5k2/8/8/1q6 b - 1 67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7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moves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covered-table-cell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3:30:17.87439417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3:38:25.486943055</dc:date>
    <dc:creator>geko </dc:creator>
    <meta:editing-duration>PT2H54M56S</meta:editing-duration>
    <meta:editing-cycles>41</meta:editing-cycles>
    <meta:generator>LibreOffice/4.2.8.2$Linux_X86_64 LibreOffice_project/420m0$Build-2</meta:generator>
    <dc:title>Cinnamon chess engine - Perft results</dc:title>
    <meta:document-statistic meta:table-count="1" meta:cell-count="136" meta:object-count="0"/>
  </office:meta>
</office:document-meta>
</file>